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/>
    </style:style>
    <style:style style:name="T2" style:family="text">
      <style:text-properties fo:color="#a9b7c6" loext:opacity="100%" style:font-name="JetBrains Mono" fo:font-size="13.5pt" fo:font-style="normal" fo:font-weight="normal" style:font-size-asian="13.5pt" style:font-style-asian="normal" style:font-weight-asian="normal" loext:padding="0cm" loext:border="none"/>
    </style:style>
    <style:style style:name="T3" style:family="text">
      <style:text-properties fo:color="#8888c6" loext:opacity="100%" style:font-name="JetBrains Mono" fo:font-size="13.5pt" fo:font-style="normal" fo:font-weight="normal" style:font-size-asian="13.5pt" style:font-style-asian="normal" style:font-weight-asian="normal"/>
    </style:style>
    <style:style style:name="T4" style:family="text">
      <style:text-properties fo:color="#6a8759" loext:opacity="100%" style:font-name="JetBrai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cc7832" loext:opacity="100%" style:font-name="JetBrai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6897bb" loext:opacity="100%" style:font-name="JetBrains Mono" fo:font-size="13.5pt" fo:font-style="normal" fo:font-weight="normal" style:font-size-asian="13.5pt" style:font-style-asian="normal" style:font-weight-asian="normal"/>
    </style:style>
    <style:style style:name="T7" style:family="text">
      <style:text-properties loext:padding="0cm" loext:border="none"/>
    </style:style>
    <style:style style:name="T8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a xlink:type="simple" xlink:href="https://leetcode.com/problems/count-subarrays-with-fixed-bounds/" text:style-name="Internet_20_link" text:visited-style-name="Visited_20_Internet_20_Link"><text:span text:style-name="T2">2444. Count Subarrays With Fixed Bounds</text:span></text:a></text:p>
      <text:p text:style-name="P4">Hard</text:p>
      <text:p text:style-name="P4"/>
      <text:p text:style-name="P5"><text:span text:style-name="T7">You are given an integer array </text:span><text:span text:style-name="Source_20_Text"><text:span text:style-name="T8">nums</text:span></text:span><text:span text:style-name="T7"> and two integers </text:span><text:span text:style-name="Source_20_Text"><text:span text:style-name="T8">minK</text:span></text:span><text:span text:style-name="T7"> and </text:span><text:span text:style-name="Source_20_Text"><text:span text:style-name="T8">maxK</text:span></text:span><text:span text:style-name="T7">.</text:span></text:p>
      <text:p text:style-name="P5"><text:span text:style-name="T7">A </text:span><text:span text:style-name="Strong_20_Emphasis"><text:span text:style-name="T7">fixed-bound subarray</text:span></text:span><text:span text:style-name="T7"> of </text:span><text:span text:style-name="Source_20_Text"><text:span text:style-name="T8">nums</text:span></text:span><text:span text:style-name="T7"> is a subarray that satisfies the following conditions:</text:span></text:p>
      <text:list xml:id="list66607919" text:style-name="L1">
        <text:list-item>
          <text:p text:style-name="P6"><text:span text:style-name="T7">The </text:span><text:span text:style-name="Strong_20_Emphasis"><text:span text:style-name="T7">minimum</text:span></text:span><text:span text:style-name="T7"> value in the subarray is equal to </text:span><text:span text:style-name="Source_20_Text"><text:span text:style-name="T8">minK</text:span></text:span><text:span text:style-name="T7">.</text:span></text:p>
        </text:list-item>
        <text:list-item>
          <text:p text:style-name="P7"><text:span text:style-name="T7">The </text:span><text:span text:style-name="Strong_20_Emphasis"><text:span text:style-name="T7">maximum</text:span></text:span><text:span text:style-name="T7"> value in the subarray is equal to </text:span><text:span text:style-name="Source_20_Text"><text:span text:style-name="T8">maxK</text:span></text:span><text:span text:style-name="T7">.</text:span></text:p>
        </text:list-item>
      </text:list>
      <text:p text:style-name="P5"><text:span text:style-name="T7">Return </text:span><text:span text:style-name="Emphasis"><text:span text:style-name="T7">the </text:span></text:span><text:span text:style-name="Emphasis"><text:span text:style-name="Strong_20_Emphasis"><text:span text:style-name="T7">number</text:span></text:span></text:span><text:span text:style-name="Emphasis"><text:span text:style-name="T7"> of fixed-bound subarrays</text:span></text:span><text:span text:style-name="T7">.</text:span></text:p>
      <text:p text:style-name="P5"><text:span text:style-name="T7">A </text:span><text:span text:style-name="Strong_20_Emphasis"><text:span text:style-name="T7">subarray</text:span></text:span><text:span text:style-name="T7"> is a </text:span><text:span text:style-name="Strong_20_Emphasis"><text:span text:style-name="T7">contiguous</text:span></text:span><text:span text:style-name="T7"> part of an array.</text:span></text:p>
      <text:p text:style-name="P8"> </text:p>
      <text:p text:style-name="P5"><text:span text:style-name="Strong_20_Emphasis"><text:span text:style-name="T7">Example 1:</text:span></text:span></text:p>
      <text:p text:style-name="P2"><text:span text:style-name="Strong_20_Emphasis"><text:span text:style-name="T7">Input:</text:span></text:span><text:span text:style-name="T7"> nums = [1,3,5,2,7,5], minK = 1, maxK = 5</text:span></text:p>
      <text:p text:style-name="P2"><text:span text:style-name="Strong_20_Emphasis"><text:span text:style-name="T7">Output:</text:span></text:span><text:span text:style-name="T7"> 2</text:span></text:p>
      <text:p text:style-name="P1"><text:span text:style-name="Strong_20_Emphasis"><text:span text:style-name="T7">Explanation:</text:span></text:span><text:span text:style-name="T7"> The fixed-bound subarrays are [1,3,5] and [1,3,5,2].</text:span></text:p>
      <text:p text:style-name="P5"><text:span text:style-name="Strong_20_Emphasis"><text:span text:style-name="T7">Example 2:</text:span></text:span></text:p>
      <text:p text:style-name="P2"><text:span text:style-name="Strong_20_Emphasis"><text:span text:style-name="T7">Input:</text:span></text:span><text:span text:style-name="T7"> nums = [1,1,1,1], minK = 1, maxK = 1</text:span></text:p>
      <text:p text:style-name="P2"><text:span text:style-name="Strong_20_Emphasis"><text:span text:style-name="T7">Output:</text:span></text:span><text:span text:style-name="T7"> 10</text:span></text:p>
      <text:p text:style-name="P1"><text:span text:style-name="Strong_20_Emphasis"><text:span text:style-name="T7">Explanation:</text:span></text:span><text:span text:style-name="T7"> Every subarray of nums is a fixed-bound subarray. There are 10 possible subarrays.</text:span></text:p>
      <text:p text:style-name="P8"> </text:p>
      <text:p text:style-name="P5"><text:span text:style-name="Strong_20_Emphasis"><text:span text:style-name="T7">Constraints:</text:span></text:span></text:p>
      <text:list xml:id="list2585455715" text:style-name="L2">
        <text:list-item>
          <text:p text:style-name="P9"><text:span text:style-name="Source_20_Text"><text:span text:style-name="T8">2 &lt;= nums.length &lt;= 10</text:span></text:span><text:span text:style-name="Source_20_Text"><text:span text:style-name="T7">5</text:span></text:span></text:p>
        </text:list-item>
        <text:list-item>
          <text:p text:style-name="P10"><text:span text:style-name="Source_20_Text"><text:span text:style-name="T8">1 &lt;= nums[i], minK, maxK &lt;= 10</text:span></text:span><text:span text:style-name="Source_20_Text"><text:span text:style-name="T7">6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31T16:55:04.872000000</dc:date>
    <meta:editing-duration>PT3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1" meta:word-count="135" meta:character-count="745" meta:non-whitespace-character-count="631"/>
  </office:meta>
</office:document-meta>
</file>